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15">///</text:span></text:h>
      <text:h text:style-name="Default"><text:s text:c="1"/>2<text:s text:c="2"/><text:span text:style-name="style15">///<text:s text:c="2"/>Динамическое окошко для кратких подсказок с управляющими кодами программы</text:span></text:h>
      <text:h text:style-name="Default"><text:s text:c="1"/>3<text:s text:c="2"/><text:span text:style-name="style15">///</text:span></text:h>
      <text:h text:style-name="Default"><text:s text:c="1"/>4<text:s text:c="2"/><text:span text:style-name="style9">#include "Window.h"</text:span></text:h>
      <text:h text:style-name="Default"><text:s text:c="1"/>5<text:s text:c="2"/><text:span text:style-name="style2">//</text:span></text:h>
      <text:h text:style-name="Default"><text:s text:c="1"/>6<text:s text:c="2"/><text:span text:style-name="style2">//<text:s text:c="6"/>Name[0] Title заголовок для титульной строки графического окна</text:span></text:h>
      <text:h text:style-name="Default"><text:s text:c="1"/>7<text:s text:c="2"/><text:span text:style-name="style2">//<text:s text:c="6"/>Name[1-3] - строки расширенного названия, и признак движения</text:span></text:h>
      <text:h text:style-name="Default"><text:s text:c="1"/>8<text:s text:c="2"/><text:span text:style-name="style2">//<text:s text:c="6"/>Text<text:s text:c="4"/>Парное описание основных кодов с их предназначением</text:span></text:h>
      <text:h text:style-name="Default"><text:s text:c="1"/>9<text:s text:c="2"/><text:span text:style-name="style2">//<text:s text:c="6"/>Plus<text:s text:c="2"/>- то же для абзаца дополнительных описаний</text:span></text:h>
      <text:h text:style-name="Default">10<text:s text:c="2"/><text:span text:style-name="style2">//<text:s text:c="14"/>Определение каждого блока строк заканчивается нулевым адресом</text:span></text:h>
      <text:h text:style-name="Default">11<text:s text:c="2"/><text:span text:style-name="style5">void </text:span><text:span text:style-name="style11">Window</text:span><text:span text:style-name="style10">::</text:span></text:h>
      <text:h text:style-name="Default">12<text:s text:c="2"/><text:span text:style-name="style11">Help</text:span><text:span text:style-name="style10">( </text:span><text:span text:style-name="style5">const char </text:span><text:span text:style-name="style10">*</text:span><text:span text:style-name="style11">Name</text:span><text:span text:style-name="style10">[], </text:span><text:span text:style-name="style5">const char </text:span><text:span text:style-name="style10">*</text:span><text:span text:style-name="style11">Cmds</text:span><text:span text:style-name="style10">[],</text:span><text:span text:style-name="style5">const char </text:span><text:span text:style-name="style10">*</text:span><text:span text:style-name="style11">Plus</text:span><text:span text:style-name="style10">[], 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</text:span></text:h>
      <text:h text:style-name="Default">13<text:s text:c="2"/><text:span text:style-name="style10">{ </text:span><text:span text:style-name="style11">Place P</text:span><text:span text:style-name="style10">( </text:span><text:span text:style-name="style5">this</text:span><text:span text:style-name="style10">,</text:span><text:span text:style-name="style11">PlaceAbove </text:span><text:span text:style-name="style10">);</text:span></text:h>
      <text:h text:style-name="Default">14<text:s text:c="2"/><text:s text:c="2"/><text:span text:style-name="style5">int </text:span><text:span text:style-name="style11">i</text:span><text:span text:style-name="style10">,</text:span><text:span text:style-name="style11">k</text:span><text:span text:style-name="style10">,</text:span><text:span text:style-name="style11">c</text:span><text:span text:style-name="style10">,</text:span><text:span text:style-name="style11">n</text:span><text:span text:style-name="style10">=</text:span><text:span text:style-name="style4">0</text:span><text:span text:style-name="style10">,</text:span><text:span text:style-name="style11">t</text:span><text:span text:style-name="style10">=</text:span><text:span text:style-name="style4">0</text:span><text:span text:style-name="style10">,</text:span><text:span text:style-name="style11">p</text:span><text:span text:style-name="style10">=</text:span><text:span text:style-name="style4">0</text:span><text:span text:style-name="style10">,</text:span><text:span text:style-name="style11">h</text:span><text:span text:style-name="style10">=</text:span><text:span text:style-name="style4">0</text:span><text:span text:style-name="style10">,</text:span><text:span text:style-name="style11">l</text:span><text:span text:style-name="style10">=</text:span><text:span text:style-name="style4">0</text:span><text:span text:style-name="style10">;<text:s text:c="8"/></text:span><text:span text:style-name="style2">// Количество строк в Name, Text и Plus</text:span></text:h>
      <text:h text:style-name="Default">15<text:s text:c="2"/><text:s text:c="2"/><text:span text:style-name="style5">while</text:span><text:span text:style-name="style10">( </text:span><text:span text:style-name="style11">GetKey</text:span><text:span text:style-name="style10">() );<text:s text:c="21"/></text:span><text:span text:style-name="style2">// Отсечение всех предыдущих обращений</text:span></text:h>
      <text:h text:style-name="Default">16<text:s text:c="2"/><text:s text:c="2"/><text:span text:style-name="style11">P</text:span><text:span text:style-name="style10">.</text:span><text:span text:style-name="style11">Activate</text:span><text:span text:style-name="style10">().</text:span><text:span text:style-name="style11">Alfabet</text:span><text:span text:style-name="style10">( </text:span><text:span text:style-name="style4">0</text:span><text:span text:style-name="style10">,</text:span><text:span text:style-name="style6">"Century"</text:span><text:span text:style-name="style10">,</text:span><text:span text:style-name="style11">FW_SEMIBOLD</text:span><text:span text:style-name="style10">); </text:span><text:span text:style-name="style2">// Размер, тип и шрифт текста</text:span></text:h>
      <text:h text:style-name="Default">17<text:s text:c="2"/><text:span text:style-name="style2">//P.Activate().AlfaBit( _8x16 );<text:s text:c="8"/>// ссылка по размерам растрового шрифта</text:span></text:h>
      <text:h text:style-name="Default">18<text:s text:c="2"/><text:s text:c="2"/><text:span text:style-name="style11">i</text:span><text:span text:style-name="style10">=</text:span><text:span text:style-name="style11">P</text:span><text:span text:style-name="style10">.</text:span><text:span text:style-name="style11">AlfaRect</text:span><text:span text:style-name="style10">( </text:span><text:span text:style-name="style11">Name</text:span><text:span text:style-name="style10">[</text:span><text:span text:style-name="style4">0</text:span><text:span text:style-name="style10">] ).</text:span><text:span text:style-name="style11">cx</text:span><text:span text:style-name="style10">+</text:span><text:span text:style-name="style4">1</text:span><text:span text:style-name="style10">;<text:s text:c="9"/></text:span><text:span text:style-name="style2">// Здесь определяется общая ширина окна</text:span></text:h>
      <text:h text:style-name="Default">19<text:s text:c="2"/><text:s text:c="2"/><text:span text:style-name="style5">if</text:span><text:span text:style-name="style10">( </text:span><text:span text:style-name="style11">Name </text:span><text:span text:style-name="style10">)</text:span><text:span text:style-name="style5">while</text:span><text:span text:style-name="style10">( </text:span><text:span text:style-name="style11">Name</text:span><text:span text:style-name="style10">[</text:span><text:span text:style-name="style11">n</text:span><text:span text:style-name="style10">] )</text:span><text:span text:style-name="style11">n</text:span><text:span text:style-name="style10">++;<text:s text:c="12"/></text:span><text:span text:style-name="style2">// и собственно прорисовка таблички</text:span></text:h>
      <text:h text:style-name="Default">20<text:s text:c="2"/><text:s text:c="2"/><text:span text:style-name="style5">if</text:span><text:span text:style-name="style10">( </text:span><text:span text:style-name="style11">Cmds </text:span><text:span text:style-name="style10">)</text:span><text:span text:style-name="style5">while</text:span><text:span text:style-name="style10">( </text:span><text:span text:style-name="style11">Cmds</text:span><text:span text:style-name="style10">[</text:span><text:span text:style-name="style11">t</text:span><text:span text:style-name="style10">] )</text:span><text:span text:style-name="style11">t</text:span><text:span text:style-name="style10">++; </text:span><text:span text:style-name="style5">if</text:span><text:span text:style-name="style10">( </text:span><text:span text:style-name="style11">t </text:span><text:span text:style-name="style10">)</text:span><text:span text:style-name="style11">h</text:span><text:span text:style-name="style10">++;<text:s text:c="7"/></text:span><text:span text:style-name="style2">// с информацией и запросами</text:span></text:h>
      <text:h text:style-name="Default">21<text:s text:c="2"/><text:s text:c="2"/><text:span text:style-name="style5">if</text:span><text:span text:style-name="style10">( </text:span><text:span text:style-name="style11">Plus </text:span><text:span text:style-name="style10">)</text:span><text:span text:style-name="style5">while</text:span><text:span text:style-name="style10">( </text:span><text:span text:style-name="style11">Plus</text:span><text:span text:style-name="style10">[</text:span><text:span text:style-name="style11">p</text:span><text:span text:style-name="style10">] )</text:span><text:span text:style-name="style11">p</text:span><text:span text:style-name="style10">++; </text:span><text:span text:style-name="style5">if</text:span><text:span text:style-name="style10">( </text:span><text:span text:style-name="style11">p </text:span><text:span text:style-name="style10">)</text:span><text:span text:style-name="style11">h</text:span><text:span text:style-name="style10">++; </text:span><text:span text:style-name="style11">h</text:span><text:span text:style-name="style10">+=</text:span><text:span text:style-name="style11">n</text:span><text:span text:style-name="style10">+(</text:span><text:span text:style-name="style11">p</text:span><text:span text:style-name="style10">+</text:span><text:span text:style-name="style4">1</text:span><text:span text:style-name="style10">)/</text:span><text:span text:style-name="style4">2</text:span><text:span text:style-name="style10">+(</text:span><text:span text:style-name="style11">t</text:span><text:span text:style-name="style10">+</text:span><text:span text:style-name="style4">1</text:span><text:span text:style-name="style10">)/</text:span><text:span text:style-name="style4">2</text:span><text:span text:style-name="style10">+</text:span><text:span text:style-name="style4">1</text:span><text:span text:style-name="style10">;</text:span></text:h>
      <text:h text:style-name="Default">22<text:s text:c="2"/><text:s text:c="2"/><text:span text:style-name="style5">for</text:span><text:span text:style-name="style10">( </text:span><text:span text:style-name="style11">c</text:span><text:span text:style-name="style10">=</text:span><text:span text:style-name="style4">1</text:span><text:span text:style-name="style10">; </text:span><text:span text:style-name="style11">c</text:span><text:span text:style-name="style10">&lt;</text:span><text:span text:style-name="style11">n</text:span><text:span text:style-name="style10">; </text:span><text:span text:style-name="style11">c</text:span><text:span text:style-name="style10">++ )</text:span><text:span text:style-name="style5">if</text:span><text:span text:style-name="style10">( (</text:span><text:span text:style-name="style11">k</text:span><text:span text:style-name="style10">=</text:span><text:span text:style-name="style11">i</text:span><text:span text:style-name="style10">+</text:span><text:span text:style-name="style11">P</text:span><text:span text:style-name="style10">.</text:span><text:span text:style-name="style11">AlfaRect</text:span><text:span text:style-name="style10">( </text:span><text:span text:style-name="style11">Name</text:span><text:span text:style-name="style10">[</text:span><text:span text:style-name="style11">c</text:span><text:span text:style-name="style10">] ).</text:span><text:span text:style-name="style11">cx</text:span><text:span text:style-name="style10">+</text:span><text:span text:style-name="style4">1</text:span><text:span text:style-name="style10">)&gt;</text:span><text:span text:style-name="style11">l </text:span><text:span text:style-name="style10">)</text:span><text:span text:style-name="style11">l</text:span><text:span text:style-name="style10">=</text:span><text:span text:style-name="style11">k</text:span><text:span text:style-name="style10">;</text:span></text:h>
      <text:h text:style-name="Default">23<text:s text:c="2"/><text:s text:c="2"/><text:span text:style-name="style10">{ </text:span><text:span text:style-name="style11">TextContext TX</text:span><text:span text:style-name="style10">;</text:span></text:h>
      <text:h text:style-name="Default">24<text:s text:c="2"/><text:s text:c="4"/><text:span text:style-name="style11">P</text:span><text:span text:style-name="style10">.</text:span><text:span text:style-name="style11">Area</text:span><text:span text:style-name="style10">( </text:span><text:span text:style-name="style11">X</text:span><text:span text:style-name="style10">,</text:span><text:span text:style-name="style11">Y</text:span><text:span text:style-name="style10">,</text:span><text:span text:style-name="style4">3</text:span><text:span text:style-name="style10">+(</text:span><text:span text:style-name="style11">l</text:span><text:span text:style-name="style10">+</text:span><text:span text:style-name="style4">4</text:span><text:span text:style-name="style10">)/</text:span><text:span text:style-name="style11">P</text:span><text:span text:style-name="style10">.</text:span><text:span text:style-name="style11">Fnt</text:span><text:span text:style-name="style10">-&gt;</text:span><text:span text:style-name="style11">W</text:span><text:span text:style-name="style10">,</text:span><text:span text:style-name="style11">h </text:span><text:span text:style-name="style10">).</text:span><text:span text:style-name="style11">Activate</text:span><text:span text:style-name="style10">( </text:span><text:span text:style-name="style5">true </text:span><text:span text:style-name="style10">);<text:s text:c="6"/></text:span><text:span text:style-name="style2">// текст по строкам</text:span></text:h>
      <text:h text:style-name="Default">25<text:s text:c="2"/><text:s text:c="4"/><text:span text:style-name="style11">glColor4f</text:span><text:span text:style-name="style10">( </text:span><text:span text:style-name="style4">.6</text:span><text:span text:style-name="style10">,</text:span><text:span text:style-name="style4">.8</text:span><text:span text:style-name="style10">, </text:span><text:span text:style-name="style4">1</text:span><text:span text:style-name="style10">, </text:span><text:span text:style-name="style4">.6</text:span><text:span text:style-name="style10">),</text:span><text:span text:style-name="style11">glRecti</text:span><text:span text:style-name="style10">( </text:span><text:span text:style-name="style4">0</text:span><text:span text:style-name="style10">,</text:span><text:span text:style-name="style11">P</text:span><text:span text:style-name="style10">.</text:span><text:span text:style-name="style11">Height</text:span><text:span text:style-name="style10">,</text:span><text:span text:style-name="style11">P</text:span><text:span text:style-name="style10">.</text:span><text:span text:style-name="style11">Width</text:span><text:span text:style-name="style10">,</text:span><text:span text:style-name="style4">0 </text:span><text:span text:style-name="style10">);<text:s text:c="2"/></text:span><text:span text:style-name="style2">//<text:s text:c="4"/>и столбцам</text:span></text:h>
      <text:h text:style-name="Default">26<text:s text:c="2"/><text:s text:c="4"/><text:span text:style-name="style11">glColor4f</text:span><text:span text:style-name="style10">(</text:span><text:span text:style-name="style4">.98</text:span><text:span text:style-name="style10">,</text:span><text:span text:style-name="style4">.98</text:span><text:span text:style-name="style10">,</text:span><text:span text:style-name="style4">.9</text:span><text:span text:style-name="style10">,</text:span><text:span text:style-name="style4">.8</text:span><text:span text:style-name="style10">),</text:span><text:span text:style-name="style11">glRecti</text:span><text:span text:style-name="style10">( </text:span><text:span text:style-name="style4">3</text:span><text:span text:style-name="style10">,</text:span><text:span text:style-name="style11">P</text:span><text:span text:style-name="style10">.</text:span><text:span text:style-name="style11">Height</text:span><text:span text:style-name="style10">-</text:span><text:span text:style-name="style4">3</text:span><text:span text:style-name="style10">,</text:span><text:span text:style-name="style11">P</text:span><text:span text:style-name="style10">.</text:span><text:span text:style-name="style11">Width</text:span><text:span text:style-name="style10">-</text:span><text:span text:style-name="style4">3</text:span><text:span text:style-name="style10">,</text:span><text:span text:style-name="style4">12 </text:span><text:span text:style-name="style10">);</text:span></text:h>
      <text:h text:style-name="Default">27<text:s text:c="2"/><text:s text:c="4"/><text:span text:style-name="style11">glColor3f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4">0.8 </text:span><text:span text:style-name="style10">);<text:s text:c="4"/></text:span><text:span text:style-name="style11">P</text:span><text:span text:style-name="style10">.</text:span><text:span text:style-name="style11">Print</text:span><text:span text:style-name="style10">( </text:span><text:span text:style-name="style4">2</text:span><text:span text:style-name="style10">,</text:span><text:span text:style-name="style4">2</text:span><text:span text:style-name="style10">,</text:span><text:span text:style-name="style11">Name</text:span><text:span text:style-name="style10">[</text:span><text:span text:style-name="style4">0</text:span><text:span text:style-name="style10">] );</text:span></text:h>
      <text:h text:style-name="Default">28<text:s text:c="2"/><text:s text:c="4"/><text:span text:style-name="style11">glColor3f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4">0 </text:span><text:span text:style-name="style10">);<text:s text:c="6"/></text:span><text:span text:style-name="style11">P</text:span><text:span text:style-name="style10">.</text:span><text:span text:style-name="style11">Print</text:span><text:span text:style-name="style10">( </text:span><text:span text:style-name="style11">Name</text:span><text:span text:style-name="style10">[</text:span><text:span text:style-name="style4">1</text:span><text:span text:style-name="style10">] );</text:span></text:h>
      <text:h text:style-name="Default">29<text:s text:c="2"/><text:s text:c="4"/><text:span text:style-name="style5">for</text:span><text:span text:style-name="style10">( </text:span><text:span text:style-name="style11">c</text:span><text:span text:style-name="style10">=</text:span><text:span text:style-name="style4">3</text:span><text:span text:style-name="style10">,</text:span><text:span text:style-name="style11">k</text:span><text:span text:style-name="style10">=</text:span><text:span text:style-name="style4">2</text:span><text:span text:style-name="style10">; </text:span><text:span text:style-name="style11">k</text:span><text:span text:style-name="style10">&lt;</text:span><text:span text:style-name="style11">n</text:span><text:span text:style-name="style10">; </text:span><text:span text:style-name="style11">k</text:span><text:span text:style-name="style10">++<text:s text:c="2"/>)</text:span><text:span text:style-name="style11">P</text:span><text:span text:style-name="style10">.</text:span><text:span text:style-name="style11">Print</text:span><text:span text:style-name="style10">( </text:span><text:span text:style-name="style4">2</text:span><text:span text:style-name="style10">+</text:span><text:span text:style-name="style11">i</text:span><text:span text:style-name="style10">/</text:span><text:span text:style-name="style11">P</text:span><text:span text:style-name="style10">.</text:span><text:span text:style-name="style11">Fnt</text:span><text:span text:style-name="style10">-&gt;</text:span><text:span text:style-name="style11">W</text:span><text:span text:style-name="style10">,</text:span><text:span text:style-name="style11">c</text:span><text:span text:style-name="style10">++,</text:span><text:span text:style-name="style11">Name</text:span><text:span text:style-name="style10">[</text:span><text:span text:style-name="style11">k</text:span><text:span text:style-name="style10">] );</text:span></text:h>
      <text:h text:style-name="Default">30<text:s text:c="2"/><text:s text:c="4"/><text:span text:style-name="style5">for</text:span><text:span text:style-name="style10">( </text:span><text:span text:style-name="style11">c</text:span><text:span text:style-name="style10">++,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11">t</text:span><text:span text:style-name="style10">; </text:span><text:span text:style-name="style11">k</text:span><text:span text:style-name="style10">+=</text:span><text:span text:style-name="style4">2 </text:span><text:span text:style-name="style10">)</text:span><text:span text:style-name="style11">glColor3f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4">0 </text:span><text:span text:style-name="style10">),</text:span><text:span text:style-name="style11">P</text:span><text:span text:style-name="style10">.</text:span><text:span text:style-name="style11">Print</text:span><text:span text:style-name="style10">( </text:span><text:span text:style-name="style4">2</text:span><text:span text:style-name="style10">,</text:span><text:span text:style-name="style11">c</text:span><text:span text:style-name="style10">++,</text:span><text:span text:style-name="style11">Cmds</text:span><text:span text:style-name="style10">[</text:span><text:span text:style-name="style11">k</text:span><text:span text:style-name="style10">] ),</text:span></text:h>
      <text:h text:style-name="Default">31<text:s text:c="2"/><text:s text:c="29"/><text:span text:style-name="style11">glColor3f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4">1 </text:span><text:span text:style-name="style10">),</text:span><text:span text:style-name="style11">P</text:span><text:span text:style-name="style10">.</text:span><text:span text:style-name="style11">Print</text:span><text:span text:style-name="style10">( </text:span><text:span text:style-name="style11">Cmds</text:span><text:span text:style-name="style10">[</text:span><text:span text:style-name="style11">k</text:span><text:span text:style-name="style10">+</text:span><text:span text:style-name="style4">1</text:span><text:span text:style-name="style10">] );</text:span></text:h>
      <text:h text:style-name="Default">32<text:s text:c="2"/><text:s text:c="4"/><text:span text:style-name="style5">for</text:span><text:span text:style-name="style10">( </text:span><text:span text:style-name="style11">c</text:span><text:span text:style-name="style10">++,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11">p</text:span><text:span text:style-name="style10">; </text:span><text:span text:style-name="style11">k</text:span><text:span text:style-name="style10">+=</text:span><text:span text:style-name="style4">2 </text:span><text:span text:style-name="style10">)</text:span><text:span text:style-name="style11">glColor3f</text:span><text:span text:style-name="style10">( </text:span><text:span text:style-name="style4">0</text:span><text:span text:style-name="style10">,</text:span><text:span text:style-name="style4">.8</text:span><text:span text:style-name="style10">,</text:span><text:span text:style-name="style4">0 </text:span><text:span text:style-name="style10">),</text:span><text:span text:style-name="style11">P</text:span><text:span text:style-name="style10">.</text:span><text:span text:style-name="style11">Print</text:span><text:span text:style-name="style10">( </text:span><text:span text:style-name="style4">2</text:span><text:span text:style-name="style10">,</text:span><text:span text:style-name="style11">c</text:span><text:span text:style-name="style10">++,</text:span><text:span text:style-name="style11">Plus</text:span><text:span text:style-name="style10">[</text:span><text:span text:style-name="style11">k</text:span><text:span text:style-name="style10">] ),</text:span></text:h>
      <text:h text:style-name="Default">33<text:s text:c="2"/><text:s text:c="29"/><text:span text:style-name="style11">glColor3f</text:span><text:span text:style-name="style10">( </text:span><text:span text:style-name="style4">0</text:span><text:span text:style-name="style10">,</text:span><text:span text:style-name="style4">.6</text:span><text:span text:style-name="style10">,</text:span><text:span text:style-name="style4">.6 </text:span><text:span text:style-name="style10">),</text:span><text:span text:style-name="style11">P</text:span><text:span text:style-name="style10">.</text:span><text:span text:style-name="style11">Print</text:span><text:span text:style-name="style10">( </text:span><text:span text:style-name="style11">Plus</text:span><text:span text:style-name="style10">[</text:span><text:span text:style-name="style11">k</text:span><text:span text:style-name="style10">+</text:span><text:span text:style-name="style4">1</text:span><text:span text:style-name="style10">] );</text:span></text:h>
      <text:h text:style-name="Default">34<text:s text:c="2"/><text:span text:style-name="style2">//<text:s text:c="2"/>P.AlfaBit( _8x08 );</text:span></text:h>
      <text:h text:style-name="Default">35<text:s text:c="2"/><text:s text:c="4"/><text:span text:style-name="style11">P</text:span><text:span text:style-name="style10">.</text:span><text:span text:style-name="style11">Alfabet</text:span><text:span text:style-name="style10">( </text:span><text:span text:style-name="style4">9</text:span><text:span text:style-name="style10">,</text:span><text:span text:style-name="style6">"Times"</text:span><text:span text:style-name="style10">,</text:span><text:span text:style-name="style4">1</text:span><text:span text:style-name="style10">,</text:span><text:span text:style-name="style4">1 </text:span><text:span text:style-name="style10">);</text:span></text:h>
      <text:h text:style-name="Default">36<text:s text:c="2"/><text:s text:c="4"/><text:span text:style-name="style11">glColor4f</text:span><text:span text:style-name="style10">( </text:span><text:span text:style-name="style4">1</text:span><text:span text:style-name="style10">,</text:span><text:span text:style-name="style4">1</text:span><text:span text:style-name="style10">,</text:span><text:span text:style-name="style4">0</text:span><text:span text:style-name="style10">,</text:span><text:span text:style-name="style4">0.8 </text:span><text:span text:style-name="style10">); </text:span><text:span text:style-name="style11">Print</text:span><text:span text:style-name="style10">( -</text:span><text:span text:style-name="style4">1</text:span><text:span text:style-name="style10">,</text:span><text:span text:style-name="style4">0</text:span><text:span text:style-name="style10">,</text:span><text:span text:style-name="style6">"©75…22 В.Храмушин" </text:span><text:span text:style-name="style10">);</text:span></text:h>
      <text:h text:style-name="Default">37<text:s text:c="2"/><text:s text:c="2"/><text:span text:style-name="style10">} </text:span><text:span text:style-name="style11">P</text:span><text:span text:style-name="style10">.</text:span><text:span text:style-name="style11">Show</text:span><text:span text:style-name="style10">(); </text:span><text:span text:style-name="style2">//Save().Refresh();<text:s text:c="12"/>// среда восстанавливается,</text:span></text:h>
      <text:h text:style-name="Default">38<text:s text:c="2"/><text:s text:c="4"/><text:span text:style-name="style11">WaitKey</text:span><text:span text:style-name="style10">();<text:s text:c="31"/></text:span><text:span text:style-name="style2">// а окно будет снято деструктором</text:span></text:h>
      <text:h text:style-name="Default">39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2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8080ff"/>
    </style:style>
    <style:style style:name="style23" style:family="text">
      <style:text-properties style:font-name="Courier New" fo:color="#8080ff"/>
    </style:style>
    <style:style style:name="style65" style:family="text">
      <style:text-properties style:font-name="Courier New" fo:color="#808080"/>
    </style:style>
    <style:style style:name="style87" style:family="text">
      <style:text-properties style:font-name="Courier New" fo:color="#80808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